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1" style:family="table-row">
      <style:table-row-properties style:min-row-height="2.286cm"/>
    </style:style>
    <style:style style:name="Tabla2.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a2.2" style:family="table-row">
      <style:table-row-properties style:min-row-height="1.928cm"/>
    </style:style>
    <style:style style:name="Tabla2.A2" style:family="table-cell" style:data-style-name="N10100">
      <style:table-cell-properties style:vertical-align="" fo:background-color="#3399ff" fo:padding="0cm" fo:border-left="none" fo:border-right="none" fo:border-top="0.05pt solid #000080" fo:border-bottom="2.5pt solid #000080" style:writing-mode="page">
        <style:background-image/>
      </style:table-cell-properties>
    </style:style>
    <style:style style:name="P1" style:family="paragraph" style:parent-style-name="Footer">
      <style:text-properties officeooo:paragraph-rsid="0006512f"/>
    </style:style>
    <style:style style:name="P2" style:family="paragraph" style:parent-style-name="Header">
      <style:text-properties officeooo:rsid="00079ac4" officeooo:paragraph-rsid="00079ac4"/>
    </style:style>
    <style:style style:name="P3" style:family="paragraph" style:parent-style-name="Standard">
      <style:paragraph-properties fo:text-align="center" style:justify-single-word="false"/>
      <style:text-properties fo:font-size="22pt" fo:font-weight="bold" officeooo:rsid="00025d2f"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fo:font-weight="bold" officeooo:rsid="00025d2f" officeooo:paragraph-rsid="00025d2f"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11pt" fo:font-weight="bold" officeooo:rsid="00025d2f" officeooo:paragraph-rsid="00025d2f" style:font-size-asian="11pt" style:font-weight-asian="bold" style:font-size-complex="11pt" style:font-weight-complex="bold"/>
    </style:style>
    <style:style style:name="P6" style:family="paragraph" style:parent-style-name="Standard">
      <style:paragraph-properties fo:text-align="center" style:justify-single-word="false"/>
      <style:text-properties fo:font-size="11pt" fo:font-weight="bold" officeooo:rsid="000260fe" officeooo:paragraph-rsid="000260fe" style:font-size-asian="11pt" style:font-weight-asian="bold" style:font-size-complex="11pt" style:font-weight-complex="bold"/>
    </style:style>
    <style:style style:name="P7" style:family="paragraph" style:parent-style-name="Standard">
      <style:paragraph-properties fo:text-align="center" style:justify-single-word="false"/>
      <style:text-properties fo:font-size="32pt" officeooo:rsid="000260fe" officeooo:paragraph-rsid="000260fe" style:font-size-asian="32pt" style:font-size-complex="32pt"/>
    </style:style>
    <style:style style:name="P8" style:family="paragraph" style:parent-style-name="Standard">
      <style:paragraph-properties fo:text-align="center" style:justify-single-word="false"/>
      <style:text-properties fo:font-size="18pt" fo:font-weight="bold" officeooo:rsid="000260fe" officeooo:paragraph-rsid="000260fe"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0d0c14" officeooo:paragraph-rsid="000260fe"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bold" officeooo:rsid="0011fd38" officeooo:paragraph-rsid="0011fd38"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11fd38" officeooo:paragraph-rsid="001a9697"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normal" officeooo:rsid="000260fe" officeooo:paragraph-rsid="000260fe"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style="normal" fo:font-weight="bold" officeooo:rsid="0011fd38" officeooo:paragraph-rsid="0011fd38" style:font-size-asian="18pt" style:font-style-asian="normal" style:font-weight-asian="bold" style:font-size-complex="18pt" style:font-style-complex="normal" style:font-weight-complex="bold"/>
    </style:style>
    <style:style style:name="P14" style:family="paragraph" style:parent-style-name="Standard">
      <style:paragraph-properties fo:text-align="start" style:justify-single-word="false"/>
      <style:text-properties fo:font-size="18pt" fo:font-style="normal" fo:font-weight="bold" officeooo:rsid="000bbc96" officeooo:paragraph-rsid="000bbc96" style:font-size-asian="18pt" style:font-style-asian="normal" style:font-weight-asian="bold" style:font-size-complex="18pt" style:font-style-complex="normal" style:font-weight-complex="bold"/>
    </style:style>
    <style:style style:name="P15" style:family="paragraph" style:parent-style-name="Standard">
      <style:paragraph-properties fo:text-align="start" style:justify-single-word="false"/>
      <style:text-properties fo:font-size="18pt" fo:font-style="normal" fo:font-weight="bold" officeooo:rsid="00173570" officeooo:paragraph-rsid="00173570"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8pt" fo:font-style="normal" fo:font-weight="bold" officeooo:rsid="001a9697" officeooo:paragraph-rsid="001a9697" style:font-size-asian="18pt" style:font-style-asian="normal" style:font-weight-asian="bold" style:font-size-complex="18pt" style:font-style-complex="normal" style:font-weight-complex="bold"/>
    </style:style>
    <style:style style:name="P17" style:family="paragraph" style:parent-style-name="Standard">
      <style:paragraph-properties fo:text-align="start" style:justify-single-word="false"/>
      <style:text-properties fo:font-size="18pt" fo:font-style="normal" fo:font-weight="bold" officeooo:rsid="001c5cea" officeooo:paragraph-rsid="001c5cea" style:font-size-asian="18pt" style:font-style-asian="normal" style:font-weight-asian="bold" style:font-size-complex="18pt" style:font-style-complex="normal" style:font-weight-complex="bold"/>
    </style:style>
    <style:style style:name="P18" style:family="paragraph" style:parent-style-name="Standard">
      <style:paragraph-properties fo:text-align="start" style:justify-single-word="false"/>
      <style:text-properties fo:font-size="18pt" fo:font-style="normal" fo:font-weight="bold" officeooo:rsid="001dbb86" officeooo:paragraph-rsid="001f708d" style:font-size-asian="18pt" style:font-style-asian="normal" style:font-weight-asian="bold" style:font-size-complex="18pt" style:font-style-complex="normal" style:font-weight-complex="bold"/>
    </style:style>
    <style:style style:name="P19" style:family="paragraph" style:parent-style-name="Standard">
      <style:paragraph-properties fo:text-align="start" style:justify-single-word="false"/>
      <style:text-properties fo:font-size="18pt" fo:font-style="normal" fo:font-weight="bold" officeooo:rsid="001dbb86" officeooo:paragraph-rsid="001dbb86" style:font-size-asian="18pt" style:font-style-asian="normal" style:font-weight-asian="bold" style:font-size-complex="18pt" style:font-style-complex="normal" style:font-weight-complex="bold"/>
    </style:style>
    <style:style style:name="P20" style:family="paragraph" style:parent-style-name="Standard">
      <style:paragraph-properties fo:text-align="start" style:justify-single-word="false"/>
      <style:text-properties fo:font-size="18pt" fo:font-style="normal" fo:font-weight="bold" officeooo:rsid="001e3a93" officeooo:paragraph-rsid="001e3a93" style:font-size-asian="18pt" style:font-style-asian="normal" style:font-weight-asian="bold" style:font-size-complex="18pt" style:font-style-complex="normal" style:font-weight-complex="bold"/>
    </style:style>
    <style:style style:name="P21" style:family="paragraph" style:parent-style-name="Standard">
      <style:paragraph-properties fo:text-align="start" style:justify-single-word="false"/>
      <style:text-properties fo:font-size="18pt" fo:font-style="normal" fo:font-weight="normal" officeooo:rsid="001c5cea" officeooo:paragraph-rsid="001c5cea"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size="18pt" fo:font-style="normal" fo:font-weight="normal" officeooo:rsid="001dbb86" officeooo:paragraph-rsid="001dbb86"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size="18pt" fo:font-style="normal" fo:font-weight="normal" officeooo:rsid="0024bdf7" officeooo:paragraph-rsid="0024bdf7"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size="16pt" fo:font-style="normal" fo:font-weight="normal" officeooo:rsid="00173570" officeooo:paragraph-rsid="00173570" style:font-size-asian="16pt" style:font-style-asian="normal" style:font-weight-asian="normal" style:font-size-complex="16pt" style:font-style-complex="normal" style:font-weight-complex="normal"/>
    </style:style>
    <style:style style:name="P25" style:family="paragraph" style:parent-style-name="Standard">
      <style:paragraph-properties fo:text-align="start" style:justify-single-word="false"/>
      <style:text-properties fo:font-size="16pt" fo:font-style="normal" fo:font-weight="normal" officeooo:rsid="0011fd38" officeooo:paragraph-rsid="0011fd38" style:font-size-asian="16pt" style:font-style-asian="normal" style:font-weight-asian="normal" style:font-size-complex="16pt" style:font-style-complex="normal" style:font-weight-complex="normal"/>
    </style:style>
    <style:style style:name="P26" style:family="paragraph" style:parent-style-name="Standard">
      <style:paragraph-properties fo:text-align="start" style:justify-single-word="false"/>
      <style:text-properties fo:font-size="16pt" fo:font-style="normal" fo:font-weight="normal" officeooo:rsid="00221e79" officeooo:paragraph-rsid="00221e79" style:font-size-asian="16pt" style:font-style-asian="normal" style:font-weight-asian="normal" style:font-size-complex="16pt" style:font-style-complex="normal" style:font-weight-complex="normal"/>
    </style:style>
    <style:style style:name="P27" style:family="paragraph" style:parent-style-name="Standard">
      <style:paragraph-properties fo:text-align="start" style:justify-single-word="false"/>
      <style:text-properties fo:font-size="16pt" fo:font-style="normal" fo:font-weight="bold" officeooo:rsid="000bbc96" officeooo:paragraph-rsid="000bbc96" style:font-size-asian="16pt" style:font-style-asian="normal" style:font-weight-asian="bold" style:font-size-complex="16pt" style:font-style-complex="normal" style:font-weight-complex="bold"/>
    </style:style>
    <style:style style:name="P28" style:family="paragraph" style:parent-style-name="Standard">
      <style:paragraph-properties fo:text-align="start" style:justify-single-word="false"/>
      <style:text-properties fo:font-size="16pt" fo:font-weight="normal" officeooo:rsid="00139ca5" officeooo:paragraph-rsid="00173570"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fo:font-size="16pt" fo:font-weight="normal" officeooo:rsid="001a9697" officeooo:paragraph-rsid="001a9697" style:font-size-asian="14pt" style:font-weight-asian="normal" style:font-size-complex="16pt" style:font-weight-complex="normal"/>
    </style:style>
    <style:style style:name="P30" style:family="paragraph" style:parent-style-name="Standard">
      <style:paragraph-properties fo:text-align="start" style:justify-single-word="false"/>
      <style:text-properties fo:font-size="14pt" fo:font-style="normal" fo:font-weight="normal" officeooo:rsid="000fab55" officeooo:paragraph-rsid="000fab55"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5pt" fo:font-weight="normal" officeooo:rsid="001a9697" officeooo:paragraph-rsid="001a9697" style:font-size-asian="15pt" style:font-weight-asian="normal" style:font-size-complex="15pt" style:font-weight-complex="normal"/>
    </style:style>
    <style:style style:name="P32" style:family="paragraph" style:parent-style-name="Standard">
      <style:paragraph-properties fo:text-align="start" style:justify-single-word="false"/>
      <style:text-properties fo:font-size="15pt" fo:font-style="normal" fo:font-weight="normal" officeooo:rsid="001c5cea" officeooo:paragraph-rsid="001c5cea" style:font-size-asian="15pt" style:font-style-asian="normal" style:font-weight-asian="normal" style:font-size-complex="15pt" style:font-style-complex="normal" style:font-weight-complex="normal"/>
    </style:style>
    <style:style style:name="P33" style:family="paragraph" style:parent-style-name="Standard">
      <style:paragraph-properties fo:text-align="start" style:justify-single-word="false"/>
      <style:text-properties fo:font-size="15pt" fo:font-style="normal" fo:font-weight="normal" officeooo:rsid="001f708d" officeooo:paragraph-rsid="001f708d" style:font-size-asian="15pt" style:font-style-asian="normal" style:font-weight-asian="normal" style:font-size-complex="15pt" style:font-style-complex="normal" style:font-weight-complex="normal"/>
    </style:style>
    <style:style style:name="P34" style:family="paragraph" style:parent-style-name="Standard">
      <style:paragraph-properties fo:text-align="start" style:justify-single-word="false"/>
      <style:text-properties fo:font-size="15pt" fo:font-style="normal" fo:font-weight="normal" officeooo:rsid="0020dc47" officeooo:paragraph-rsid="0020dc47" style:font-size-asian="15pt" style:font-style-asian="normal" style:font-weight-asian="normal" style:font-size-complex="15pt" style:font-style-complex="normal" style:font-weight-complex="normal"/>
    </style:style>
    <style:style style:name="P35" style:family="paragraph" style:parent-style-name="Standard">
      <style:paragraph-properties fo:text-align="start" style:justify-single-word="false"/>
      <style:text-properties fo:font-size="15pt" fo:font-style="normal" fo:font-weight="normal" officeooo:rsid="0024bdf7" officeooo:paragraph-rsid="0024bdf7" style:font-size-asian="13.1000003814697pt" style:font-style-asian="normal" style:font-weight-asian="normal" style:font-size-complex="15pt" style:font-style-complex="normal" style:font-weight-complex="normal"/>
    </style:style>
    <style:style style:name="P36" style:family="paragraph" style:parent-style-name="Standard">
      <style:paragraph-properties fo:text-align="start" style:justify-single-word="false"/>
      <style:text-properties fo:font-size="15pt" fo:font-style="normal" fo:font-weight="bold" officeooo:rsid="001c5cea" officeooo:paragraph-rsid="001c5cea" style:font-size-asian="15pt" style:font-style-asian="normal" style:font-weight-asian="bold" style:font-size-complex="15pt" style:font-style-complex="normal" style:font-weight-complex="bold"/>
    </style:style>
    <style:style style:name="P37" style:family="paragraph" style:parent-style-name="Standard">
      <style:paragraph-properties fo:text-align="start" style:justify-single-word="false"/>
      <style:text-properties style:font-name="Liberation Serif" fo:font-size="14pt" fo:font-weight="bold" officeooo:rsid="000260fe" officeooo:paragraph-rsid="000fab55" style:font-size-asian="14pt" style:font-weight-asian="bold" style:font-size-complex="14pt" style:font-weight-complex="bold"/>
    </style:style>
    <style:style style:name="P38" style:family="paragraph" style:parent-style-name="Table_20_Contents">
      <style:paragraph-properties fo:text-align="center" style:justify-single-word="false"/>
      <style:text-properties fo:font-size="11pt" style:font-size-asian="11pt" style:font-size-complex="11pt"/>
    </style:style>
    <style:style style:name="P39" style:family="paragraph" style:parent-style-name="Table_20_Contents">
      <style:paragraph-properties fo:text-align="center" style:justify-single-word="false"/>
      <style:text-properties fo:font-size="11pt" officeooo:rsid="000260fe" officeooo:paragraph-rsid="000260fe" style:font-size-asian="11pt" style:font-size-complex="11pt"/>
    </style:style>
    <style:style style:name="P40"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6pt" fo:font-style="normal" fo:text-shadow="none" style:text-underline-style="none" fo:font-weight="bold" officeooo:rsid="001c5cea" officeooo:paragraph-rsid="001c5cea" style:font-size-asian="14pt" style:font-style-asian="normal" style:font-weight-asian="bold" style:font-size-complex="16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master-page-name="pag_20_sin_20_num">
      <style:paragraph-properties style:page-number="auto"/>
    </style:style>
    <style:style style:name="P43" style:family="paragraph" style:parent-style-name="Standard" style:master-page-name="Footnote">
      <style:paragraph-properties fo:text-align="center" style:justify-single-word="false" style:page-number="auto"/>
      <style:text-properties fo:font-size="11pt" fo:font-weight="bold" officeooo:rsid="000260fe" officeooo:paragraph-rsid="000260fe" style:font-size-asian="11pt" style:font-weight-asian="bold" style:font-size-complex="11pt" style:font-weight-complex="bold"/>
    </style:style>
    <style:style style:name="P44" style:family="paragraph">
      <style:paragraph-properties fo:text-align="center"/>
    </style:style>
    <style:style style:name="P45" style:family="paragraph">
      <loext:graphic-properties draw:fill-color="#000000"/>
      <style:paragraph-properties fo:text-align="center"/>
      <style:text-properties fo:font-size="12pt"/>
    </style:style>
    <style:style style:name="T1" style:family="text">
      <style:text-properties officeooo:rsid="0006512f"/>
    </style:style>
    <style:style style:name="T2" style:family="text">
      <style:text-properties officeooo:rsid="001a8283"/>
    </style:style>
    <style:style style:name="T3" style:family="text">
      <style:text-properties officeooo:rsid="001a9697"/>
    </style:style>
    <style:style style:name="T4" style:family="text">
      <style:text-properties fo:font-weight="bold" style:font-weight-asian="bold" style:font-weight-complex="bold"/>
    </style:style>
    <style:style style:name="T5" style:family="text">
      <style:text-properties fo:font-weight="bold" officeooo:rsid="001dbb86" style:font-weight-asian="bold" style:font-weight-complex="bold"/>
    </style:style>
    <style:style style:name="T6" style:family="text">
      <style:text-properties officeooo:rsid="001dbb86"/>
    </style:style>
    <style:style style:name="T7" style:family="text">
      <style:text-properties officeooo:rsid="0020dc47"/>
    </style:style>
    <style:style style:name="T8" style:family="text">
      <style:text-properties officeooo:rsid="00221e79"/>
    </style:style>
    <style:style style:name="T9" style:family="text">
      <style:text-properties officeooo:rsid="00268632"/>
    </style:style>
    <style:style style:name="gr1" style:family="graphic">
      <style:graphic-properties draw:stroke="solid" svg:stroke-width="0.071cm" svg:stroke-color="#000000"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1cm"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Fin_20_de_20_línea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100" number:language="es" number:country="A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line text:anchor-type="paragraph" draw:z-index="0" draw:style-name="gr1" draw:text-style-name="P44" svg:x1="-0.034cm" svg:y1="4.96cm" svg:x2="17.137cm" svg:y2="4.96cm"><text:p/></draw:line><draw:line text:anchor-type="paragraph" draw:z-index="1" draw:style-name="gr2" draw:text-style-name="P44" svg:x1="-0.034cm" svg:y1="10.543cm" svg:x2="16.979cm" svg:y2="10.543cm"><text:p/></draw:line></text:p>
      <text:p text:style-name="Standard"/>
      <text:p text:style-name="Standard"/>
      <text:p text:style-name="Standard"/>
      <text:p text:style-name="P7">gastar group</text:p>
      <text:p text:style-name="Standard"/>
      <text:p text:style-name="Standard"/>
      <text:p text:style-name="Standard"/>
      <text:p text:style-name="Standard"/>
      <text:p text:style-name="Standard"/>
      <text:p text:style-name="Standard"/>
      <text:p text:style-name="P3">Reproductor de <text:span text:style-name="T2">Música</text:span></text:p>
      <text:p text:style-name="Standard"/>
      <text:p text:style-name="Standard"/>
      <text:p text:style-name="P4">Configuration Managment Plan</text:p>
      <text:p text:style-name="P4">(CM_Plan)</text:p>
      <text:p text:style-name="P4"/>
      <text:p text:style-name="P4"/>
      <text:p text:style-name="P4"/>
      <text:p text:style-name="P5">Autores:</text:p>
      <text:p text:style-name="P5">&lt;Gasparini, Roman;</text:p>
      <text:p text:style-name="P5">Tarres, Martin&gt;</text:p>
      <text:p text:style-name="P5"/>
      <text:p text:style-name="P5"/>
      <text:p text:style-name="P5"/>
      <text:p text:style-name="P5"/>
      <text:p text:style-name="P6">Document Version: 1.0.0</text:p>
      <text:p text:style-name="P6"/>
      <text:p text:style-name="P6"/>
      <text:p text:style-name="P6"/>
      <text:p text:style-name="P6"/>
      <text:p text:style-name="P6"/>
      <text:p text:style-name="P6"/>
      <text:p text:style-name="P6"/>
      <text:p text:style-name="P6"/>
      <text:p text:style-name="paginas_20_sin_20_numeracion"/>
      <text:p text:style-name="P6"/>
      <text:p text:style-name="P6"/>
      <text:p text:style-name="P6"/>
      <text:p text:style-name="P6"/>
      <text:p text:style-name="paginas_20_sin_20_numeracion"/>
      <text:p text:style-name="P6"/>
      <text:p text:style-name="P6"/>
      <text:p text:style-name="P43"/>
      <text:p text:style-name="P6"/>
      <text:p text:style-name="P8">Historial de Revisiones</text:p>
      <text:p text:style-name="P6"/>
      <text:p text:style-name="P6"/>
      <table:table table:name="Tabla1" table:style-name="Tabla1">
        <table:table-column table:style-name="Tabla1.A" table:number-columns-repeated="3"/>
        <table:table-column table:style-name="Tabla1.D"/>
        <table:table-row>
          <table:table-cell table:style-name="Tabla1.A1" office:value-type="string">
            <text:p text:style-name="P39">Version</text:p>
          </table:table-cell>
          <table:table-cell table:style-name="Tabla1.A1" office:value-type="string">
            <text:p text:style-name="P39">Fecha</text:p>
          </table:table-cell>
          <table:table-cell table:style-name="Tabla1.A1" office:value-type="string">
            <text:p text:style-name="P39">Resumen de Cambios</text:p>
          </table:table-cell>
          <table:table-cell table:style-name="Tabla1.D1" office:value-type="string">
            <text:p text:style-name="P38"/>
          </table:table-cell>
        </table:table-row>
        <table:table-row>
          <table:table-cell table:style-name="Tabla1.A2" office:value-type="string">
            <text:p text:style-name="P39">1.0.0</text:p>
          </table:table-cell>
          <table:table-cell table:style-name="Tabla1.A2" office:value-type="string">
            <text:p text:style-name="P39"><text:span text:style-name="T3">22/06</text:span>/2017</text:p>
          </table:table-cell>
          <table:table-cell table:style-name="Tabla1.A2" office:value-type="string">
            <text:p text:style-name="P39">Primera versión </text:p>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row>
          <table:table-cell table:style-name="Tabla1.A2" office:value-type="string">
            <text:p text:style-name="P38"/>
          </table:table-cell>
          <table:table-cell table:style-name="Tabla1.A2" office:value-type="string">
            <text:p text:style-name="P38"/>
          </table:table-cell>
          <table:table-cell table:style-name="Tabla1.A2" office:value-type="string">
            <text:p text:style-name="P38"/>
          </table:table-cell>
          <table:table-cell table:style-name="Tabla1.D2" office:value-type="string">
            <text:p text:style-name="P38"/>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Tabla de contenidos</text:p>
      <text:p text:style-name="P10"/>
      <text:p text:style-name="P10">1 <text:tab/>In<text:span text:style-name="T3">tegrantes</text:span></text:p>
      <text:p text:style-name="P25"/>
      <text:p text:style-name="P13">2<text:tab/>R<text:span text:style-name="T3">elease Notes</text:span></text:p>
      <text:p text:style-name="P28"><text:tab/></text:p>
      <text:p text:style-name="P15">3 <text:tab/><text:span text:style-name="T3">Manejo de las Configuraciones</text:span></text:p>
      <text:p text:style-name="P15"/>
      <text:p text:style-name="P16">4<text:tab/>Requerimientos</text:p>
      <text:p text:style-name="P16"/>
      <text:p text:style-name="P16">5<text:tab/>Arquitectura</text:p>
      <text:p text:style-name="P16"/>
      <text:p text:style-name="P16">6<text:tab/>Diseño e Implementación</text:p>
      <text:p text:style-name="P16"/>
      <text:p text:style-name="P16">7 <text:tab/>Pruebas unitarias <text:s/>y del sistemas</text:p>
      <text:p text:style-name="P16"/>
      <text:p text:style-name="P16">8<text:tab/>Datos históricos</text:p>
      <text:p text:style-name="P16"/>
      <text:p text:style-name="P16">9<text:tab/>Información Adicional</text:p>
      <text:p text:style-name="P24"><text:tab/></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1"><text:soft-page-break/>1 <text:tab/>In<text:span text:style-name="T3">tegrantes</text:span></text:p>
      <text:p text:style-name="P11"/>
      <text:p text:style-name="P31">El grupo Gastar group está conformado por </text:p>
      <text:p text:style-name="P29"/>
      <table:table table:name="Tabla2" table:style-name="Tabla2">
        <table:table-column table:style-name="Tabla2.A"/>
        <table:table-row table:style-name="Tabla2.1">
          <table:table-cell table:style-name="Tabla2.A1" office:value-type="float" office:value="0">
            <text:p text:style-name="P40"/>
            <text:p text:style-name="P40">Gasparini, Roman <text:s text:c="14"/>36587720 <text:s text:c="5"/>roman.gasparini@gmail.com</text:p>
          </table:table-cell>
        </table:table-row>
        <table:table-row table:style-name="Tabla2.2">
          <table:table-cell table:style-name="Tabla2.A2" office:value-type="float" office:value="0">
            <text:p text:style-name="P41"/>
            <text:p text:style-name="P40">Tarres, Martin <text:s text:c="21"/><text:span text:style-name="T9">36725643 <text:s text:c="4"/>martintarres@gmail.com</text:span></text:p>
          </table:table-cell>
        </table:table-row>
      </table:table>
      <text:p text:style-name="P29"/>
      <text:p text:style-name="P14"/>
      <text:p text:style-name="P14"/>
      <text:p text:style-name="P14"/>
      <text:p text:style-name="P17">2<text:tab/>Release Notes</text:p>
      <text:p text:style-name="P17"/>
      <text:p text:style-name="P32">El documento de las notas de entregas se puede encontrar en la siguiente URL.</text:p>
      <text:p text:style-name="P27"/>
      <text:p text:style-name="P14"/>
      <text:p text:style-name="P14"/>
      <text:p text:style-name="P17">3<text:tab/>Manejo de las Configuraciones</text:p>
      <text:p text:style-name="P17"/>
      <text:p text:style-name="P32">El plan de gestión de las configuraciones se encuentra en la siguiente dirección, URL.</text:p>
      <text:p text:style-name="P36"/>
      <text:p text:style-name="P17"/>
      <text:p text:style-name="P17">4<text:tab/>Requerimientos</text:p>
      <text:p text:style-name="P17"/>
      <text:p text:style-name="P32">El documento de Especificación de Requerimientos de Software utilizado en el proyecto se encuentra en <text:span text:style-name="T6">la siguiente URL.</text:span></text:p>
      <text:p text:style-name="P32"/>
      <text:p text:style-name="P21"/>
      <text:p text:style-name="P21"/>
      <text:p text:style-name="P22"/>
      <text:p text:style-name="P22"><text:soft-page-break/>5<text:tab/><text:span text:style-name="T4">Arquitectura</text:span></text:p>
      <text:p text:style-name="P18"/>
      <text:p text:style-name="P26"><text:span text:style-name="T5">D</text:span><text:span text:style-name="T4">iagrama de Arquitectura</text:span></text:p>
      <text:p text:style-name="P33">(Diagrama)</text:p>
      <text:p text:style-name="P33"/>
      <text:p text:style-name="P33">En el diagrama anterior podemos observar la arquitectura del sistema, en el cual utilizamos el mas indicado de los patrones para este tipo de proyectos, como lo es el reproductor de música, que es el MVC. Donde separa la interfaz de usuario (vista), de la lógica, es decir del modelo, y del controlador que es el que interpreta las acciones. Como este patrón dispone de un bajo <text:span text:style-name="T8">acoplamiento</text:span>, nos permite poder cambiar de vistas con facilidad, como pasar de la lista principal, a la vista secundaria, es decir de la carpeta contenedora de las pistas de audio, a la vista de la lista de reproducción. <text:span text:style-name="T7">De este modo, el modelo puede ser reutilizable por cada vista, y así cada una de estas puede implementar funcionalidades totalmente distintas del modelo.</text:span></text:p>
      <text:p text:style-name="P34">También debido a su bajo acoplamiento, es posible hacer nuevas implementaciones, o cambiar la vista, de manera muy sencilla.</text:p>
      <text:p text:style-name="P34"><draw:line text:anchor-type="paragraph" draw:z-index="2" draw:style-name="gr3" draw:text-style-name="P45" svg:x1="12.697cm" svg:y1="0.316cm" svg:x2="13.843cm" svg:y2="0.316cm"><text:p/></draw:line>En el diagrama podemos observar que las lineas continuas ( <text:s text:c="8"/>) como el flujo principal, donde el usuario tiene interacción con la interfaz gráfica de usuario, el controlador es notificado sobre los cambios, y la orden de este ultimo al modelo.</text:p>
      <text:p text:style-name="P34"><draw:line text:anchor-type="paragraph" draw:z-index="3" draw:style-name="gr3" draw:text-style-name="P45" svg:x1="6.03cm" svg:y1="0.337cm" svg:x2="6.555cm" svg:y2="0.337cm"><text:p/></draw:line>Las lineas punteadas <text:span text:style-name="T8">(- - - - <text:s text:c="3"/>)</text:span> indican el flujo secundario, que hace referencia a la actualización de las vistas.</text:p>
      <text:p text:style-name="P19"/>
      <text:p text:style-name="P19"/>
      <text:p text:style-name="P20">6<text:tab/>Diseño e Implementación</text:p>
      <text:p text:style-name="P35"/>
      <text:p text:style-name="P35">En el siguiente apartado mostraremos los diagramas que conforman el diseño del proyecto.</text:p>
      <text:p text:style-name="P35">A continuación podemos observar el diagramas de paquetes, este esta compuesto por los paquetes para cada tipo de clases, y las librerías que estos utilizan. Dentro del paquete vistas se encuentran <text:s/>las clases Vista, VistaListaReproduccion y VistaPrincipal.</text:p>
      <text:p text:style-name="P35"/>
      <text:p text:style-name="P35">(Diagrama de paquetes)</text:p>
      <text:p text:style-name="P23"/>
      <text:p text:style-name="P20"/>
      <text:p text:style-name="P20"><text:soft-page-break/></text:p>
      <text:p text:style-name="P20"/>
      <text:p text:style-name="P23">Diagrama de clases</text:p>
      <text:p text:style-name="P23">La siguiente imagen nos muestra el diagrama de clases, el cual contendrá las clases, Main, la clase principal, modelo, vista, Observador, vistaListaReproduccion, vistaPrincipal.</text:p>
      <text:p text:style-name="P20"/>
      <text:p text:style-name="P20"/>
      <text:p text:style-name="P20"/>
      <text:p text:style-name="P20"/>
      <text:p text:style-name="P20"/>
      <text:p text:style-name="P20">7<text:tab/>Pruebas Unitarias y del Sistema</text:p>
      <text:p text:style-name="P20"/>
      <text:p text:style-name="P20">8<text:tab/>Datos Históricos</text:p>
      <text:p text:style-name="P20"/>
      <text:p text:style-name="P20">9 <text:tab/>Información adicional</text:p>
      <text:p text:style-name="P17"/>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30"/>
      <text:p text:style-name="P37"/>
      <text:p text:style-name="P8"/>
      <text:p text:style-name="P9"><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inas_20_sin_20_numeracion" style:display-name="paginas sin numeracion" style:family="paragraph" style:parent-style-name="Footer"/>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6512f"/>
    </style:style>
    <style:style style:name="MP2" style:family="paragraph" style:parent-style-name="Header">
      <style:text-properties officeooo:rsid="00079ac4" officeooo:paragraph-rsid="00079ac4"/>
    </style:style>
    <style:style style:name="MT1" style:family="text">
      <style:text-properties officeooo:rsid="0006512f"/>
    </style:style>
    <style:style style:name="MT2" style:family="text">
      <style:text-properties officeooo:rsid="001a8283"/>
    </style:style>
    <style:style style:name="MT3" style:family="text">
      <style:text-properties officeooo:rsid="001a9697"/>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columns fo:column-count="1" fo:column-gap="0cm"/>
        <style:footnote-sep style:width="0.009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Header"/>
      </style:header>
      <style:footer>
        <text:p text:style-name="MP1"><text:page-number text:select-page="current">0</text:page-number><text:tab/><text:tab/><text:span text:style-name="MT1">Plan-CM_v1.0.0</text:span></text:p>
      </style:footer>
    </style:master-page>
    <style:master-page style:name="First_20_Page" style:display-name="First Page" style:page-layout-name="Mpm2" style:next-style-name="Standard">
      <style:footer>
        <text:p text:style-name="Footer"><text:page-number text:select-page="current">0</text:page-number><text:tab/><text:tab/><text:span text:style-name="MT1">Plan-CM_v1.0.0</text:span></text:p>
      </style:footer>
    </style:master-page>
    <style:master-page style:name="Index" style:page-layout-name="Mpm3"/>
    <style:master-page style:name="Footnote" style:page-layout-name="Mpm4">
      <style:header>
        <text:p text:style-name="MP2"><text:tab/>Reproductor de <text:span text:style-name="MT2">Música</text:span> – Configuration Management<text:tab/></text:p>
      </style:header>
      <style:footer>
        <text:p text:style-name="paginas_20_sin_20_numeracion"><text:page-number text:select-page="current">3</text:page-number><text:tab/><text:tab/><text:span text:style-name="MT3">Informe_Final_v1.0.0</text:span></text:p>
      </style:footer>
    </style:master-page>
    <style:master-page style:name="pag_20_sin_20_num" style:display-name="pag sin num" style:page-layout-name="Mpm5" style:next-style-name="Footnot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0:32:49.330000000</meta:creation-date>
    <dc:date>2017-06-26T15:17:41.453000000</dc:date>
    <meta:editing-duration>PT13H18M23S</meta:editing-duration>
    <meta:editing-cycles>6</meta:editing-cycles>
    <meta:generator>LibreOffice/5.3.1.2$Windows_x86 LibreOffice_project/e80a0e0fd1875e1696614d24c32df0f95f03deb2</meta:generator>
    <meta:document-statistic meta:table-count="2" meta:image-count="0" meta:object-count="0" meta:page-count="11" meta:paragraph-count="57" meta:word-count="457" meta:character-count="3031" meta:non-whitespace-character-count="2557"/>
  </office:meta>
</office:document-meta>
</file>